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2">
      <style:text-properties officeooo:paragraph-rsid="007a425d"/>
    </style:style>
    <style:style style:name="P3" style:family="paragraph" style:parent-style-name="Standard">
      <style:text-properties style:font-name="CMU Serif"/>
    </style:style>
    <style:style style:name="P4" style:family="paragraph" style:parent-style-name="Standard" style:list-style-name="L1">
      <style:text-properties style:font-name="CMU Serif"/>
    </style:style>
    <style:style style:name="P5" style:family="paragraph" style:parent-style-name="Standard">
      <style:text-properties style:font-name="CMU Serif" fo:font-weight="bold" style:font-weight-asian="bold" style:font-weight-complex="bold"/>
    </style:style>
    <style:style style:name="P6" style:family="paragraph" style:parent-style-name="Standard">
      <style:text-properties style:font-name="CMU Serif" fo:font-weight="normal" style:font-weight-asian="normal" style:font-weight-complex="normal"/>
    </style:style>
    <style:style style:name="P7" style:family="paragraph" style:parent-style-name="Standard" style:list-style-name="L2">
      <style:text-properties style:font-name="CMU Serif" fo:font-weight="normal" officeooo:rsid="00605648" officeooo:paragraph-rsid="0061e3fd" style:font-weight-asian="normal" style:font-weight-complex="normal"/>
    </style:style>
    <style:style style:name="P8" style:family="paragraph" style:parent-style-name="Standard" style:list-style-name="L2">
      <style:text-properties style:font-name="CMU Serif" fo:font-weight="normal" officeooo:rsid="00627b24" officeooo:paragraph-rsid="006301fb" style:font-weight-asian="normal" style:font-weight-complex="normal"/>
    </style:style>
    <style:style style:name="P9" style:family="paragraph" style:parent-style-name="Standard" style:list-style-name="L2">
      <style:text-properties style:font-name="CMU Serif" officeooo:paragraph-rsid="006301fb"/>
    </style:style>
    <style:style style:name="P10" style:family="paragraph" style:parent-style-name="Standard" style:list-style-name="L2">
      <style:text-properties style:font-name="CMU Serif" officeooo:paragraph-rsid="0070268a"/>
    </style:style>
    <style:style style:name="P11" style:family="paragraph" style:parent-style-name="Standard" style:list-style-name="L2">
      <style:text-properties style:font-name="CMU Serif" officeooo:paragraph-rsid="00724b5a"/>
    </style:style>
    <style:style style:name="P12" style:family="paragraph" style:parent-style-name="Standard" style:list-style-name="L2">
      <style:text-properties style:font-name="CMU Serif" officeooo:rsid="007422e2" officeooo:paragraph-rsid="007422e2"/>
    </style:style>
    <style:style style:name="T1" style:family="text">
      <style:text-properties officeooo:rsid="0041d3de"/>
    </style:style>
    <style:style style:name="T2" style:family="text">
      <style:text-properties fo:font-weight="normal" style:font-weight-asian="normal" style:font-weight-complex="normal"/>
    </style:style>
    <style:style style:name="T3" style:family="text">
      <style:text-properties fo:font-weight="normal" officeooo:rsid="0037a54c" style:font-weight-asian="normal" style:font-weight-complex="normal"/>
    </style:style>
    <style:style style:name="T4" style:family="text">
      <style:text-properties fo:font-weight="normal" officeooo:rsid="00455649" style:font-weight-asian="normal" style:font-weight-complex="normal"/>
    </style:style>
    <style:style style:name="T5" style:family="text">
      <style:text-properties fo:font-weight="normal" officeooo:rsid="00481287" style:font-weight-asian="normal" style:font-weight-complex="normal"/>
    </style:style>
    <style:style style:name="T6" style:family="text">
      <style:text-properties fo:font-weight="normal" officeooo:rsid="005d300a" style:font-weight-asian="normal" style:font-weight-complex="normal"/>
    </style:style>
    <style:style style:name="T7" style:family="text">
      <style:text-properties fo:font-weight="normal" officeooo:rsid="0061e3fd" style:font-weight-asian="normal" style:font-weight-complex="normal"/>
    </style:style>
    <style:style style:name="T8" style:family="text">
      <style:text-properties fo:font-weight="normal" officeooo:rsid="00627b24" style:font-weight-asian="normal" style:font-weight-complex="normal"/>
    </style:style>
    <style:style style:name="T9" style:family="text">
      <style:text-properties fo:font-weight="normal" officeooo:rsid="00642730" style:font-weight-asian="normal" style:font-weight-complex="normal"/>
    </style:style>
    <style:style style:name="T10" style:family="text">
      <style:text-properties fo:font-weight="normal" officeooo:rsid="00648195" style:font-weight-asian="normal" style:font-weight-complex="normal"/>
    </style:style>
    <style:style style:name="T11" style:family="text">
      <style:text-properties fo:font-weight="normal" officeooo:rsid="00656213" style:font-weight-asian="normal" style:font-weight-complex="normal"/>
    </style:style>
    <style:style style:name="T12" style:family="text">
      <style:text-properties fo:font-weight="normal" officeooo:rsid="006707c7" style:font-weight-asian="normal" style:font-weight-complex="normal"/>
    </style:style>
    <style:style style:name="T13" style:family="text">
      <style:text-properties fo:font-weight="normal" officeooo:rsid="00689e1a" style:font-weight-asian="normal" style:font-weight-complex="normal"/>
    </style:style>
    <style:style style:name="T14" style:family="text">
      <style:text-properties fo:font-weight="normal" officeooo:rsid="0068c9c9" style:font-weight-asian="normal" style:font-weight-complex="normal"/>
    </style:style>
    <style:style style:name="T15" style:family="text">
      <style:text-properties fo:font-weight="normal" officeooo:rsid="0068cd1e" style:font-weight-asian="normal" style:font-weight-complex="normal"/>
    </style:style>
    <style:style style:name="T16" style:family="text">
      <style:text-properties fo:font-weight="normal" officeooo:rsid="006a620c" style:font-weight-asian="normal" style:font-weight-complex="normal"/>
    </style:style>
    <style:style style:name="T17" style:family="text">
      <style:text-properties fo:font-weight="normal" officeooo:rsid="006b88bd" style:font-weight-asian="normal" style:font-weight-complex="normal"/>
    </style:style>
    <style:style style:name="T18" style:family="text">
      <style:text-properties fo:font-weight="normal" officeooo:rsid="006c71f5" style:font-weight-asian="normal" style:font-weight-complex="normal"/>
    </style:style>
    <style:style style:name="T19" style:family="text">
      <style:text-properties fo:font-weight="normal" officeooo:rsid="006cb328" style:font-weight-asian="normal" style:font-weight-complex="normal"/>
    </style:style>
    <style:style style:name="T20" style:family="text">
      <style:text-properties fo:font-weight="normal" officeooo:rsid="006e3d59" style:font-weight-asian="normal" style:font-weight-complex="normal"/>
    </style:style>
    <style:style style:name="T21" style:family="text">
      <style:text-properties fo:font-weight="normal" officeooo:rsid="0070268a" style:font-weight-asian="normal" style:font-weight-complex="normal"/>
    </style:style>
    <style:style style:name="T22" style:family="text">
      <style:text-properties fo:font-weight="normal" officeooo:rsid="00724b5a" style:font-weight-asian="normal" style:font-weight-complex="normal"/>
    </style:style>
    <style:style style:name="T23" style:family="text">
      <style:text-properties fo:font-weight="normal" officeooo:rsid="00726286" style:font-weight-asian="normal" style:font-weight-complex="normal"/>
    </style:style>
    <style:style style:name="T24" style:family="text">
      <style:text-properties fo:font-weight="normal" officeooo:rsid="0074b13d" style:font-weight-asian="normal" style:font-weight-complex="normal"/>
    </style:style>
    <style:style style:name="T25" style:family="text">
      <style:text-properties fo:font-weight="normal" officeooo:rsid="007782a0" style:font-weight-asian="normal" style:font-weight-complex="normal"/>
    </style:style>
    <style:style style:name="T26" style:family="text">
      <style:text-properties fo:font-weight="normal" officeooo:rsid="00778c4b" style:font-weight-asian="normal" style:font-weight-complex="normal"/>
    </style:style>
    <style:style style:name="T27" style:family="text">
      <style:text-properties fo:font-weight="normal" officeooo:rsid="0077b5fe" style:font-weight-asian="normal" style:font-weight-complex="normal"/>
    </style:style>
    <style:style style:name="T28" style:family="text">
      <style:text-properties fo:font-weight="normal" officeooo:rsid="0079aab6" style:font-weight-asian="normal" style:font-weight-complex="normal"/>
    </style:style>
    <style:style style:name="T29" style:family="text">
      <style:text-properties fo:font-weight="normal" officeooo:rsid="007a425d" style:font-weight-asian="normal" style:font-weight-complex="normal"/>
    </style:style>
    <style:style style:name="T30" style:family="text">
      <style:text-properties fo:font-weight="normal" officeooo:rsid="007d5729" style:font-weight-asian="normal" style:font-weight-complex="normal"/>
    </style:style>
    <style:style style:name="T31" style:family="text">
      <style:text-properties fo:font-weight="normal" officeooo:rsid="007daca7"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33b5c5" style:font-weight-asian="bold" style:font-weight-complex="bold"/>
    </style:style>
    <style:style style:name="T34" style:family="text">
      <style:text-properties fo:font-weight="bold" officeooo:rsid="00627b24" style:font-weight-asian="bold" style:font-weight-complex="bold"/>
    </style:style>
    <style:style style:name="T35" style:family="text">
      <style:text-properties fo:font-weight="bold" officeooo:rsid="0070268a" style:font-weight-asian="bold" style:font-weight-complex="bold"/>
    </style:style>
    <style:style style:name="T36" style:family="text">
      <style:text-properties fo:font-weight="bold" officeooo:rsid="00726286" style:font-weight-asian="bold" style:font-weight-complex="bold"/>
    </style:style>
    <style:style style:name="T37" style:family="text">
      <style:text-properties style:font-name="CMU Serif"/>
    </style:style>
    <style:style style:name="T38" style:family="text">
      <style:text-properties style:font-name="CMU Serif" fo:font-weight="bold" style:font-weight-asian="bold" style:font-weight-complex="bold"/>
    </style:style>
    <style:style style:name="T39" style:family="text">
      <style:text-properties style:font-name="CMU Serif" fo:font-weight="bold" officeooo:rsid="00726286" style:font-weight-asian="bold" style:font-weight-complex="bold"/>
    </style:style>
    <style:style style:name="T40" style:family="text">
      <style:text-properties style:font-name="CMU Serif" fo:font-weight="normal" style:font-weight-asian="normal" style:font-weight-complex="normal"/>
    </style:style>
    <style:style style:name="T41" style:family="text">
      <style:text-properties style:font-name="CMU Serif" fo:font-weight="normal" officeooo:rsid="00724b5a" style:font-weight-asian="normal" style:font-weight-complex="normal"/>
    </style:style>
    <style:style style:name="T42" style:family="text">
      <style:text-properties style:font-name="CMU Serif" fo:font-weight="normal" officeooo:rsid="007a425d" style:font-weight-asian="normal" style:font-weight-complex="normal"/>
    </style:style>
    <style:style style:name="T43" style:family="text">
      <style:text-properties style:font-name="CMU Serif" fo:font-weight="normal" officeooo:rsid="00726286" style:font-weight-asian="normal" style:font-weight-complex="normal"/>
    </style:style>
    <style:style style:name="T44" style:family="text">
      <style:text-properties officeooo:rsid="00435885"/>
    </style:style>
    <style:style style:name="T45" style:family="text">
      <style:text-properties officeooo:rsid="0043719c"/>
    </style:style>
    <style:style style:name="T46" style:family="text">
      <style:text-properties style:text-position="super 58%" officeooo:rsid="0043719c"/>
    </style:style>
    <style:style style:name="T47" style:family="text">
      <style:text-properties officeooo:rsid="005e6133"/>
    </style:style>
    <style:style style:name="T48" style:family="text">
      <style:text-properties officeooo:rsid="005f4e96"/>
    </style:style>
    <style:style style:name="T49" style:family="text">
      <style:text-properties officeooo:rsid="007689a7"/>
    </style:style>
    <style:style style:name="T50" style:family="text">
      <style:text-properties fo:font-variant="normal" fo:text-transform="none" fo:color="#4183c4" style:text-line-through-style="none" style:font-name="Helvetica" fo:font-size="11.25pt" fo:letter-spacing="normal" fo:font-style="normal" style:text-underline-style="none" fo:font-weight="normal" officeooo:rsid="007a425d" style:text-blinking="false" style:font-weight-asian="normal" style:font-weight-complex="normal"/>
    </style:style>
    <style:style style:name="T51" style:family="text">
      <style:text-properties fo:font-variant="normal" fo:text-transform="none" fo:color="#000000" style:text-line-through-style="none" style:font-name="Helvetica" fo:font-size="11.25pt" fo:letter-spacing="normal" fo:font-style="normal" style:text-underline-style="none" fo:font-weight="normal" officeooo:rsid="007a425d" style:text-blinking="false" style:font-weight-asian="normal" style:font-weight-complex="normal"/>
    </style:style>
    <style:style style:name="T52" style:family="text">
      <style:text-properties fo:font-variant="normal" fo:text-transform="none" fo:color="#000000" style:text-line-through-style="none" fo:font-size="11.25pt" fo:letter-spacing="normal" fo:font-style="normal" style:text-underline-style="none" fo:font-weight="normal" officeooo:rsid="007a425d" style:text-blinking="false" style:font-weight-asian="normal" style:font-weight-complex="normal"/>
    </style:style>
    <style:style style:name="T53" style:family="text">
      <style:text-properties fo:font-variant="normal" fo:text-transform="none" fo:color="#000000" style:text-line-through-style="none" style:font-name="CMU Serif" fo:font-size="11.25pt" fo:letter-spacing="normal" fo:font-style="normal" style:text-underline-style="none" fo:font-weight="normal" officeooo:rsid="007a425d" style:text-blinking="false" style:font-weight-asian="normal" style:font-weight-complex="normal"/>
    </style:style>
    <style:style style:name="T54" style:family="text">
      <style:text-properties style:font-name="CMU Serif"/>
    </style:style>
    <style:style style:name="T55" style:family="text">
      <style:text-properties style:font-name="CMU Serif" fo:font-weight="normal" style:font-weight-asian="normal" style:font-weight-complex="normal"/>
    </style:style>
    <style:style style:name="T56" style:family="text">
      <style:text-properties style:font-name="CMU Serif" fo:font-weight="normal" officeooo:rsid="00724b5a" style:font-weight-asian="normal" style:font-weight-complex="normal"/>
    </style:style>
    <style:style style:name="T57" style:family="text">
      <style:text-properties style:font-name="CMU Serif" fo:font-weight="normal" officeooo:rsid="007a425d" style:font-weight-asian="normal" style:font-weight-complex="normal"/>
    </style:style>
    <style:style style:name="T58" style:family="text">
      <style:text-properties style:font-name="CMU Serif" fo:font-weight="normal" officeooo:rsid="00726286" style:font-weight-asian="normal" style:font-weight-complex="normal"/>
    </style:style>
    <style:style style:name="T59" style:family="text">
      <style:text-properties style:font-name="CMU Serif" fo:font-weight="bold" style:font-weight-asian="bold" style:font-weight-complex="bold"/>
    </style:style>
    <style:style style:name="T60" style:family="text">
      <style:text-properties style:font-name="CMU Serif" fo:font-weight="bold" officeooo:rsid="00726286"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2">Project: </text:span><text:span text:style-name="T2">Walking Tour Creator</text:span><text:span text:style-name="T33"> – </text:span>Group Project 07 </text:p>
      <text:p text:style-name="P3"><text:span text:style-name="T32">Meeting: </text:span>Weekly Project Meeting </text:p>
      <text:p text:style-name="P3"><text:span text:style-name="T32">Persons present:</text:span> <text:span text:style-name="T47">Harry, Ryan, Martin, Dave, Zack, Mark P, Mark S</text:span></text:p>
      <text:p text:style-name="P3"><text:span text:style-name="T32">Place and date of meeting: </text:span><text:span text:style-name="T4">Orchard</text:span><text:span text:style-name="T2"> 1</text:span><text:span text:style-name="T3">0</text:span>:00, <text:span text:style-name="T45">26</text:span><text:span text:style-name="T46">th</text:span><text:span text:style-name="T45"> </text:span>November 2013. </text:p>
      <text:p text:style-name="P3"><text:span text:style-name="T32">Circulation list:</text:span> All project members and Neil Taylor (nst@aber.ac.uk)</text:p>
      <text:p text:style-name="P3"><text:span text:style-name="T32">Author: </text:span>Ryan Gouldsmith (ryg1@aber.ac.uk) </text:p>
      <text:p text:style-name="P3"><text:span text:style-name="T32">Date of minutes: <text:s/></text:span><text:span text:style-name="T5">2</text:span><text:span text:style-name="T6">6th</text:span><text:span text:style-name="T2"> </text:span>November</text:p>
      <text:p text:style-name="P3"><text:span text:style-name="T32">Version: </text:span><text:span text:style-name="T2">1.0 – original document</text:span></text:p>
      <text:p text:style-name="P3"/>
      <text:p text:style-name="P3"><text:span text:style-name="T32">Matters Arising:</text:span> </text:p>
      <text:list xml:id="list6244389545082021612" text:style-name="L1">
        <text:list-header>
          <text:p text:style-name="P4">1. <text:s/><text:span text:style-name="T48">Design Specification and looking at prototypes.</text:span></text:p>
        </text:list-header>
      </text:list>
      <text:p text:style-name="P3"/>
      <text:p text:style-name="P5">New Business:</text:p>
      <text:list xml:id="list8427402242032460828" text:style-name="L2">
        <text:list-item>
          <text:p text:style-name="P7">Dave asked Neil if we have set up the database correctly, because of some issues to do with permissions for other people, in regards to the database. <text:span text:style-name="T49">It was resolved that we have.</text:span><text:line-break/></text:p>
        </text:list-item>
        <text:list-item>
          <text:p text:style-name="P9"><text:span text:style-name="T7">There needs be a bit of description around the class diagram to explain the different section. </text:span><text:span text:style-name="T8">Android programmers need to deliver the Android design specification document section. Next week we need a draft of the design specification. <text:line-break/><text:line-break/></text:span><text:span text:style-name="T9">Harry believes that the class diagram is right in terms of the knowledge he has now and it has a flow about it. H</text:span><text:span text:style-name="T25">arry</text:span><text:span text:style-name="T9"> said h</text:span><text:span text:style-name="T25">imself </text:span><text:span text:style-name="T9">and Dave have made a state diagram for the Android application.<text:line-break/><text:line-break/>There is a confusion about the term interface in our design specification. We </text:span><text:span text:style-name="T10">don't need to worry as much, if we don't have the interface in the design, </text:span><text:span text:style-name="T26">as our design might not include one – but if we do we need to add it in.</text:span><text:span text:style-name="T10"><text:line-break/><text:line-break/>For the website we might need to include the PHP files that we use. So for the design document we need to think about how we're going to structure the PHP and logically insert data into the HTML document. </text:span><text:span text:style-name="T11"><text:line-break/><text:line-break/>The Website will have to factor in the API's for the HTML document, that we may potentially use. </text:span><text:span text:style-name="T12">We will need to show the communication between the HTML document and Database. </text:span><text:span text:style-name="T13">We need to be clear on which data the page is accepting and using from other files. </text:span><text:span text:style-name="T14">Just the method name and the return type for the methods/functions </text:span><text:span text:style-name="T27">should be enough for this document</text:span><text:span text:style-name="T14">. </text:span><text:span text:style-name="T28">Android and Web</text:span><text:span text:style-name="T15"> need</text:span><text:span text:style-name="T28">s</text:span><text:span text:style-name="T15"> to be clear about what we will be sending to the database, </text:span><text:span text:style-name="T16">this is where the prototype is useful to check that they can send information correctly. </text:span><text:span text:style-name="T17">Need to think about the architecture of the system too.</text:span><text:span text:style-name="T8"><text:line-break/></text:span><text:soft-page-break/><text:span text:style-name="T34">ACTION: </text:span><text:span text:style-name="T8">Everyone</text:span></text:p>
          <text:p text:style-name="P8"/>
        </text:list-item>
        <text:list-item>
          <text:p text:style-name="P10"><text:span text:style-name="T18">Dave didn't quite follow and understand some of the feedback given by Bernie – we should put credit on people who </text:span><text:span text:style-name="T19">help to </text:span><text:span text:style-name="T18">make the document. </text:span><text:span text:style-name="T20">We need to think about feature creep, and make sure that we're still on track for what the specification says, an example: log in screens. <text:line-break/></text:span></text:p>
        </text:list-item>
        <text:list-item>
          <text:p text:style-name="P11"><text:span text:style-name="T21">Dave said we have spent too much time currently, Dave and Neil can have a chat about the time spent areas.<text:line-break/></text:span><text:span text:style-name="T35">ACTION:</text:span><text:span text:style-name="T21"> mda<text:line-break/></text:span></text:p>
        </text:list-item>
        <text:list-item>
          <text:p text:style-name="P2"><text:span text:style-name="T41">The prototype is coming along well for the Android program, we need to check against our class diagram to make sure it covers the Google API functions. Martin showed his tutorial for using Google API's.<text:line-break/><text:line-break/></text:span><text:span text:style-name="T42">Need</text:span><text:span text:style-name="T43"> to see web prototype for next week. Mark said he will populate the database with test data. <text:line-break/></text:span><text:span text:style-name="T39">ACTION:</text:span><text:span text:style-name="T43"> </text:span><text:span text:style-name="T42">mas69, </text:span><text:span text:style-name="T53">mrp2, jar39</text:span><text:span text:style-name="T40"><text:line-break/></text:span></text:p>
        </text:list-item>
        <text:list-item>
          <text:p text:style-name="P12"><text:span text:style-name="T2">Next week we will see a draft design spec. A prototype of the web</text:span><text:span text:style-name="T30">site </text:span><text:span text:style-name="T31">of what</text:span><text:span text:style-name="T30"> we currently have</text:span><text:span text:style-name="T2">. Need to contact the people on why they're not here. </text:span><text:span text:style-name="T24">More progress on the Wiki too.</text:span><text:span text:style-name="T2"><text:line-break/></text:span><text:span text:style-name="T32">ACTION:</text:span><text:span text:style-name="T2"> </text:span><text:span text:style-name="T31">E</text:span><text:span text:style-name="T2">veryone</text:span></text:p>
        </text:list-item>
      </text:list>
      <text:p text:style-name="P3"><text:span text:style-name="T32">Any Other Business:</text:span><text:line-break/> <text:s/></text:p>
      <text:p text:style-name="P1"><text:span text:style-name="T38">Authors Email Address:</text:span><text:span text:style-name="T37"> </text:span><text:a xlink:type="simple" xlink:href="mailto:ryg1@aber.ac.uk"><text:span text:style-name="T37">ryg1@aber.ac.uk</text:span></text:a></text:p>
      <text:p text:style-name="P6"/>
      <text:p text:style-name="P6"><text:span text:style-name="T32">Dates: </text:span>Version 1.0: <text:span text:style-name="T44">26th</text:span>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1d3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text:span text:style-name="MT1">26</text:span>.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26T16:27:01.644701514</dc:date>
    <meta:editing-duration>PT13H11M1S</meta:editing-duration>
    <meta:editing-cycles>396</meta:editing-cycles>
    <meta:generator>LibreOffice/4.1.3.2$Linux_X86_64 LibreOffice_project/70feb7d99726f064edab4605a8ab840c50ec57a</meta:generator>
    <meta:document-statistic meta:table-count="0" meta:image-count="0" meta:object-count="0" meta:page-count="2" meta:paragraph-count="21" meta:word-count="550" meta:character-count="3162" meta:non-whitespace-character-count="2611"/>
  </office:meta>
</office:document-meta>
</file>